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1000002DA276C498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arabun" svg:font-family="Sarabun" style:font-pitch="variable"/>
    <style:font-face style:name="Sarabun ExtraBold" svg:font-family="'Sarabun ExtraBold'" style:font-pitch="variable"/>
    <style:font-face style:name="Sarabun Medium" svg:font-family="'Sarabun Medium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style:font-name="Sarabun ExtraBold"/>
    </style:style>
    <style:style style:name="P2" style:family="paragraph">
      <loext:graphic-properties draw:fill="none" draw:fill-color="#ffffff"/>
      <style:text-properties fo:color="#00a933" loext:opacity="100%" style:font-name="Sarabun" fo:font-weight="normal" style:font-weight-asian="normal" style:font-name-complex="Sarabun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00a933" loext:opacity="100%" style:font-name="Sarabun" fo:font-size="40pt" fo:font-weight="normal" style:font-size-asian="40pt" style:font-weight-asian="normal" style:font-name-complex="Sarabun" style:font-size-complex="40pt" style:font-weight-complex="normal"/>
    </style:style>
    <style:style style:name="T2" style:family="text">
      <style:text-properties fo:color="#00a933" loext:opacity="100%" style:font-name="Sarabun ExtraBold" fo:font-size="32pt" fo:font-weight="normal" style:font-size-asian="32pt" style:font-weight-asian="normal" style:font-name-complex="Sarabun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134cm" svg:height="2.084cm" svg:x="9.015cm" svg:y="1.27cm">
          <draw:text-box>
            <text:p text:style-name="P1"><text:span text:style-name="T1">ไปสู่การพิพากษา</text:span></text:p>
          </draw:text-box>
        </draw:frame>
        <draw:frame draw:style-name="gr2" draw:text-style-name="P3" draw:layer="layout" svg:width="17.165cm" svg:height="11.678cm" svg:x="5.695cm" svg:y="3.562cm">
          <draw:image xlink:href="Pictures/1000000000000431000002DA276C498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1" draw:text-style-name="P2" draw:layer="layout" svg:width="8.079cm" svg:height="1.716cm" svg:x="9.015cm" svg:y="1.27cm">
          <draw:text-box>
            <text:p text:style-name="P5"><text:span text:style-name="T2">1 </text:span><text:span text:style-name="T2">ทิโมธี </text:span><text:span text:style-name="T2">5:24-25</text:span></text:p>
          </draw:text-box>
        </draw:frame>
        <draw:frame draw:style-name="gr1" draw:text-style-name="P2" draw:layer="layout" svg:width="25.443cm" svg:height="9.256cm" svg:x="1.492cm" svg:y="4.045cm">
          <draw:text-box>
            <text:p text:style-name="P5"><text:span text:style-name="T2">การผิดของบางคนย่อมปรากฏเด่นขึ้นก่อน </text:span></text:p>
            <text:p text:style-name="P5"><text:span text:style-name="T2">แล้วก็นำเขาไปถึงที่พิพากษา </text:span></text:p>
            <text:p text:style-name="P5"><text:span text:style-name="T2">แต่การผิดของบางคนนั้นจะตามหลังเขาไป </text:span></text:p>
            <text:p text:style-name="P5"><text:span text:style-name="T2">ฝ่ายการดีของบางคนก็ปรากฏเด่นขึ้นก่อนด้วยเหมือนกัน </text:span></text:p>
            <text:p text:style-name="P5"><text:span text:style-name="T2">และการนอกนั้นจะปิดบังไว้ก็ไม่ได้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1" draw:text-style-name="P2" draw:layer="layout" svg:width="6.7cm" svg:height="1.716cm" svg:x="9.015cm" svg:y="1.27cm">
          <draw:text-box>
            <text:p text:style-name="P5"><text:span text:style-name="T2">กิจการ </text:span><text:span text:style-name="T2">17:31</text:span></text:p>
          </draw:text-box>
        </draw:frame>
        <draw:frame draw:style-name="gr1" draw:text-style-name="P2" draw:layer="layout" svg:width="26.816cm" svg:height="9.256cm" svg:x="0.892cm" svg:y="3.745cm">
          <draw:text-box>
            <text:p text:style-name="P5"><text:span text:style-name="T2">เพราะพระองค์ได้ทรงกำหนดวันหนึ่งไว้ </text:span></text:p>
            <text:p text:style-name="P5"><text:span text:style-name="T2">ในวันนั้นพระองค์จะทรงพิพากษาโลกตามความชอบธรรม </text:span></text:p>
            <text:p text:style-name="P5"><text:span text:style-name="T2">โดยให้ท่านองค์นั้นซึ่งพระองค์ได้ทรงเลือกไว้เป็นผู้พิพากษา </text:span></text:p>
            <text:p text:style-name="P5"><text:span text:style-name="T2">และพระองค์ได้ให้พยานหลักฐานแก่คนทั้งปวงแล้วว่า </text:span></text:p>
            <text:p text:style-name="P5"><text:span text:style-name="T2">ได้ทรงโปรดให้ท่านองค์นั้นคืนพระชนม์</text:span><text:span text:style-name="T2">"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arabun" svg:font-family="Sarabun" style:font-pitch="variable"/>
    <style:font-face style:name="Sarabun ExtraBold" svg:font-family="'Sarabun ExtraBold'" style:font-pitch="variable"/>
    <style:font-face style:name="Sarabun Medium" svg:font-family="'Sarabun Medium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0T14:54:52.142971784</meta:creation-date>
    <dc:date>2025-08-30T15:17:44.885649366</dc:date>
    <meta:editing-duration>PT12M35S</meta:editing-duration>
    <meta:editing-cycles>1</meta:editing-cycles>
    <meta:document-statistic meta:object-count="33"/>
    <meta:generator>LibreOffice/25.2.5.2$Linux_X86_64 LibreOffice_project/520$Build-2</meta:generator>
  </office:meta>
</office:document-meta>
</file>